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account-test_irr_simple-2-a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ransactions</text:p>
          </table:table-cell>
          <table:table-cell table:number-columns-repeated="3"/>
          <table:table-cell office:value-type="string" calcext:value-type="string">
            <text:p>Longmoney</text:p>
          </table:table-cell>
          <table:table-cell table:number-columns-repeated="2"/>
          <table:table-cell office:value-type="string" calcext:value-type="string">
            <text:p>Shortmoney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00-12-30" calcext:value-type="date">
            <text:p>12/30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0-12-31" calcext:value-type="date">
            <text:p>12/31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2-01-01" calcext:value-type="date">
            <text:p>01/01/0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date" office:date-value="2002-01-01" calcext:value-type="date">
            <text:p>01/01/02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date" office:date-value="2002-06-30" calcext:value-type="date">
            <text:p>06/30/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/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F6]" office:value-type="float" office:value="-175000" calcext:value-type="float">
            <text:p>-175000</text:p>
          </table:table-cell>
          <table:table-cell office:value-type="date" office:date-value="2002-12-31" calcext:value-type="date">
            <text:p>12/31/02</text:p>
          </table:table-cell>
          <table:table-cell office:value-type="float" office:value="175000" calcext:value-type="float">
            <text:p>175000</text:p>
          </table:table-cell>
          <table:table-cell table:formula="of:=-[.I6]" office:value-type="float" office:value="-175000" calcext:value-type="float">
            <text:p>-17500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formula="of:=XIRR([.G2:.G6];[.E2:.E6])" office:value-type="float" office:value="0.16716084399083" calcext:value-type="float">
            <text:p>0.167160844</text:p>
          </table:table-cell>
          <table:table-cell table:style-name="Default"/>
          <table:table-cell/>
          <table:table-cell table:formula="of:=XIRR([.J2:.J6];[.H2:.H6])" office:value-type="float" office:value="0.2020100261216" calcext:value-type="float">
            <text:p>0.2020100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23:40:17.712334000</dc:date>
    <meta:editing-duration>PT8M37S</meta:editing-duration>
    <meta:editing-cycles>1</meta:editing-cycles>
    <meta:document-statistic meta:table-count="1" meta:cell-count="46" meta:object-count="0"/>
    <meta:generator>LibreOffice/5.1.3.2$MacOSX_X86_64 LibreOffice_project/644e4637d1d8544fd9f56425bd6cec110e49301b</meta:generator>
  </office:meta>
</office:document-meta>
</file>